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avid" svg:font-family="David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4af6545"/>
    </style:style>
    <style:style style:name="P3" style:family="paragraph" style:parent-style-name="Heading_20_2">
      <style:paragraph-properties fo:margin-top="0in" fo:margin-bottom="0.0181in" style:contextual-spacing="false"/>
      <style:text-properties style:use-window-font-color="true" loext:opacity="0%" style:text-line-through-style="solid" style:text-line-through-type="single" style:font-name="David" fo:language="en" fo:country="US" style:text-underline-style="none" fo:font-weight="normal" officeooo:rsid="06255ca3" officeooo:paragraph-rsid="0604d8db" style:font-weight-asian="normal" style:font-name-complex="David CLM" style:font-weight-complex="normal"/>
    </style:style>
    <style:style style:name="P4" style:family="paragraph" style:parent-style-name="Heading_20_2">
      <style:text-properties style:use-window-font-color="true" loext:opacity="0%" officeooo:paragraph-rsid="0629bbde"/>
    </style:style>
    <style:style style:name="P5" style:family="paragraph" style:parent-style-name="Standard">
      <style:text-properties style:use-window-font-color="true" loext:opacity="0%" officeooo:paragraph-rsid="0629bbde"/>
    </style:style>
    <style:style style:name="P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avid" fo:font-size="14pt" officeooo:paragraph-rsid="0629bbde" style:font-size-asian="14pt" style:font-name-complex="David CLM1" style:font-size-complex="14pt" style:font-weight-complex="normal"/>
    </style:style>
    <style:style style:name="P7" style:family="paragraph" style:parent-style-name="Standard">
      <style:text-properties style:use-window-font-color="true" loext:opacity="0%" style:font-name="David" officeooo:paragraph-rsid="0629bbde"/>
    </style:style>
    <style:style style:name="P8" style:family="paragraph" style:parent-style-name="Standard">
      <style:text-properties style:use-window-font-color="true" loext:opacity="0%" officeooo:paragraph-rsid="062d32ee"/>
    </style:style>
    <style:style style:name="P9" style:family="paragraph" style:parent-style-name="Standard">
      <style:text-properties style:use-window-font-color="true" loext:opacity="0%" style:font-name="David" officeooo:rsid="06561767" officeooo:paragraph-rsid="062d32ee"/>
    </style:style>
    <style:style style:name="P10" style:family="paragraph" style:parent-style-name="Heading_20_2">
      <style:text-properties style:use-window-font-color="true" loext:opacity="0%" officeooo:paragraph-rsid="062d32ee"/>
    </style:style>
    <style:style style:name="P11" style:family="paragraph" style:parent-style-name="Standard">
      <style:paragraph-properties fo:text-align="end" style:justify-single-word="false" style:writing-mode="rl-tb"/>
      <style:text-properties style:use-window-font-color="true" loext:opacity="0%" style:font-name="David" officeooo:rsid="062f9785" officeooo:paragraph-rsid="062d32ee" style:font-size-asian="10.5pt" style:font-name-complex="David CLM1" style:font-weight-complex="normal"/>
    </style:style>
    <style:style style:name="P12" style:family="paragraph" style:parent-style-name="Standard">
      <style:text-properties style:use-window-font-color="true" loext:opacity="0%" style:font-name="David" officeooo:rsid="06561767" officeooo:paragraph-rsid="0629bbde"/>
    </style:style>
    <style:style style:name="P13" style:family="paragraph" style:parent-style-name="Heading_20_2">
      <style:text-properties style:use-window-font-color="true" loext:opacity="0%" style:font-name="David" officeooo:rsid="062f9785" officeooo:paragraph-rsid="06304bbb" style:font-size-asian="10.5pt" style:font-name-complex="David CLM1" style:font-weight-complex="normal"/>
    </style:style>
    <style:style style:name="P14" style:family="paragraph" style:parent-style-name="Heading_20_2">
      <style:text-properties style:use-window-font-color="true" loext:opacity="0%" officeooo:paragraph-rsid="06304bbb"/>
    </style:style>
    <style:style style:name="P15" style:family="paragraph" style:parent-style-name="Standard">
      <style:paragraph-properties fo:text-align="end" style:justify-single-word="false" style:writing-mode="rl-tb"/>
      <style:text-properties style:use-window-font-color="true" loext:opacity="0%" style:font-name="David" officeooo:rsid="062f9785" officeooo:paragraph-rsid="06304bbb" style:font-size-asian="10.5pt" style:font-name-complex="David CLM1" style:font-weight-complex="normal"/>
    </style:style>
    <style:style style:name="P16" style:family="paragraph" style:parent-style-name="Standard">
      <style:text-properties style:use-window-font-color="true" loext:opacity="0%" style:font-name="David" officeooo:rsid="062f9785" officeooo:paragraph-rsid="06304bbb" style:font-size-asian="10.5pt" style:font-name-complex="David CLM1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ourier New" fo:font-size="10pt" officeooo:rsid="066dd64a" officeooo:paragraph-rsid="06304bbb" style:font-size-asian="10pt" style:font-name-complex="David CLM1" style:font-size-complex="10pt" style:font-weight-complex="normal"/>
    </style:style>
    <style:style style:name="P18" style:family="paragraph" style:parent-style-name="Standard">
      <style:text-properties style:use-window-font-color="true" loext:opacity="0%" style:font-name="David" officeooo:rsid="066dd64a" officeooo:paragraph-rsid="06304bbb" style:font-size-asian="10.5pt" style:font-name-complex="David CLM1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avid" fo:language="en" fo:country="US" officeooo:rsid="065f8930" officeooo:paragraph-rsid="0629bbde"/>
    </style:style>
    <style:style style:name="T1" style:family="text">
      <style:text-properties officeooo:rsid="05226f8d"/>
    </style:style>
    <style:style style:name="T2" style:family="text">
      <style:text-properties officeooo:rsid="04af6545"/>
    </style:style>
    <style:style style:name="T3" style:family="text">
      <style:text-properties officeooo:rsid="056dcf64"/>
    </style:style>
    <style:style style:name="T4" style:family="text">
      <style:text-properties style:font-name="Liberation Sans" fo:font-size="21pt" fo:font-weight="bold" officeooo:rsid="0618f141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5" style:family="text">
      <style:text-properties officeooo:rsid="0604d8db"/>
    </style:style>
    <style:style style:name="T6" style:family="text">
      <style:text-properties style:font-name="Monospace" fo:font-size="12pt" fo:font-style="normal" fo:font-weight="normal" officeooo:rsid="061f6554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7" style:family="text">
      <style:text-properties style:font-name="Monospace" fo:font-size="12pt" fo:font-style="normal" fo:font-weight="normal" officeooo:rsid="062f3b2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" style:family="text">
      <style:text-properties style:font-name="Monospace" fo:font-size="12pt" fo:font-style="normal" fo:font-weight="normal" officeooo:rsid="0633172c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9" style:family="text">
      <style:text-properties officeooo:rsid="061daf12"/>
    </style:style>
    <style:style style:name="T10" style:family="text">
      <style:text-properties style:font-name="David" officeooo:rsid="0634bfb2"/>
    </style:style>
    <style:style style:name="T11" style:family="text">
      <style:text-properties style:font-name="David" officeooo:rsid="0634bfb2" style:font-size-asian="10.5pt" style:font-name-complex="David CLM1" style:font-weight-complex="normal"/>
    </style:style>
    <style:style style:name="T12" style:family="text">
      <style:text-properties style:font-name="David" officeooo:rsid="063aa742"/>
    </style:style>
    <style:style style:name="T13" style:family="text">
      <style:text-properties style:font-name="David" officeooo:rsid="06561767"/>
    </style:style>
    <style:style style:name="T14" style:family="text">
      <style:text-properties style:font-name="David" officeooo:rsid="065768e2" style:font-size-asian="10.5pt" style:font-name-complex="David CLM1" style:font-weight-complex="normal"/>
    </style:style>
    <style:style style:name="T15" style:family="text">
      <style:text-properties style:font-name="Monospace" fo:font-size="12pt" fo:font-style="normal" fo:font-weight="normal" officeooo:rsid="062d32e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6" style:family="text">
      <style:text-properties officeooo:rsid="06561767"/>
    </style:style>
    <style:style style:name="T17" style:family="text">
      <style:text-properties fo:font-weight="bold" officeooo:rsid="06561767" style:font-weight-asian="bold" style:font-weight-complex="bold"/>
    </style:style>
    <style:style style:name="T18" style:family="text">
      <style:text-properties officeooo:rsid="066dd64a"/>
    </style:style>
    <style:style style:name="T19" style:family="text">
      <style:text-properties officeooo:rsid="06302d6c"/>
    </style:style>
    <style:style style:name="T20" style:family="text">
      <style:text-properties officeooo:rsid="06314049"/>
    </style:style>
    <style:style style:name="T21" style:family="text">
      <style:text-properties style:font-name="Monospace" fo:font-size="12pt" fo:font-style="normal" fo:font-weight="normal" officeooo:rsid="06751456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2" style:family="text">
      <style:text-properties style:font-name="Monospace" fo:font-size="12pt" fo:font-style="normal" fo:font-weight="normal" officeooo:rsid="0673cd9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3" style:family="text">
      <style:text-properties style:font-name="Monospace" fo:font-size="12pt" fo:font-style="normal" fo:font-weight="normal" officeooo:rsid="066dd64a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4" style:family="text">
      <style:text-properties officeooo:rsid="066e97a4"/>
    </style:style>
    <style:style style:name="T25" style:family="text">
      <style:text-properties officeooo:rsid="0671ca6b"/>
    </style:style>
    <style:style style:name="T26" style:family="text">
      <style:text-properties officeooo:rsid="062f9785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66e97a4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מטלה</text:span><text:span text:style-name="T2"> –</text:span><text:span text:style-name="T3"> </text:span><text:span text:style-name="T4">חלוקת חפצים עם כסף</text:span></text:h>
      <text:p text:style-name="P2">יש לענות על שאלה אחת לבחירתכם. <text:span text:style-name="T5">שאלות המסומנות בכוכבית * <text:s/>מזכות בניקוד כפול.</text:span></text:p>
      <text:p text:style-name="P3"><text:span text:style-name="T6"/></text:p>
      <text:p text:style-name="P4">שאלה <text:span text:style-name="T7">2</text:span>: <text:span text:style-name="T8">חלוקת ללא-קנאה </text:span><text:span text:style-name="T9">עם זכויות שונות</text:span></text:p>
      <text:p text:style-name="P5"><text:span text:style-name="T10">נתונים n שחקנים עם זכויות שונות: w1,…,wn. כזכור, </text:span><text:span text:style-name="T11">חלוקה ללא קנאה עם זכויות שונות היא חלוקה שבה, לכל שני שחקנים i, j:</text:span></text:p>
      <text:p text:style-name="P6">[Vi(Xi)-p(Xi)] / wi <text:s/>≥ <text:s/>[Vi(Xj)-p(Xj)] / wj</text:p>
      <text:p text:style-name="P7"/>
      <text:p text:style-name="P8"><text:span text:style-name="T12">תארו אלגוריתם המוצא חלוקה יעילה-פארטו וללא קנאה לשחקנים עם זכויות שונות. </text:span><text:span text:style-name="T13">הוכיחו </text:span><text:span text:style-name="T14">שהאלגוריתם </text:span></text:p>
      <text:p text:style-name="P8"><text:span text:style-name="T14">שלכם אכן מקיים תכונות אלה</text:span><text:span text:style-name="T13">.</text:span></text:p>
      <text:p text:style-name="P9"/>
      <text:p text:style-name="P10">שאלה <text:span text:style-name="T7">2</text:span>: <text:span text:style-name="T8">חלוקת </text:span><text:span text:style-name="T15">חדרים אגליטרית</text:span></text:p>
      <text:p text:style-name="P11"><text:span text:style-name="T16">כזכור, </text:span><text:span text:style-name="T17">חלוקה אגליטרית </text:span><text:span text:style-name="T16">היא חלוקה שבה התועלת הנמוכה ביותר של שחקן כלשהו היא גבוהה ככל האפשר. </text:span><text:span text:style-name="T18">כתבו קוד בפייתון, </text:span><text:span text:style-name="T16">המוצא חלוקת חדרים אגליטרית, מבין כל החלוקות ללא-קנאה. </text:span><text:span text:style-name="T19">הסבירו ו</text:span><text:span text:style-name="T20">הדגימו </text:span><text:span text:style-name="T19">את תשובתכם.</text:span></text:p>
      <text:p text:style-name="P12"/>
      <text:p text:style-name="P13"><text:span text:style-name="T21"/></text:p>
      <text:p text:style-name="P14">שאלה<text:span text:style-name="T7"> </text:span><text:span text:style-name="T22">4</text:span>: <text:span text:style-name="T23">האם קיימת חלוקה בלי טרמפיסטים?</text:span></text:p>
      <text:p text:style-name="P15">נתונה בעיית חלוקת חדרים ושכר-דירה. </text:p>
      <text:p text:style-name="P16"/>
      <text:p text:style-name="P16"><text:span text:style-name="T18">א. </text:span>כתבו <text:span text:style-name="T18">פונקציה</text:span> בפייתון, <text:span text:style-name="T18">הבודקת האם קיימת חלוקה ללא-קנאה </text:span><text:span text:style-name="T24">של חדרים ושכר-דירה</text:span><text:span text:style-name="T18">, שבה כל הדיירים משלמים מחיר גדול או שווה אפס. אם כן, </text:span><text:span text:style-name="T24">הפונקציה מדפיסה </text:span><text:span text:style-name="T18">חלוקה אחת כזאת. </text:span><text:span text:style-name="T25">בדקו והדגימו את תשובתכם. </text:span><text:span text:style-name="T18">הקלט לפונקציה הוא מטריצת ערכים, וגובה שכר-הדירה. למשל:</text:span></text:p>
      <text:p text:style-name="P17">find_rent_with_nonnegative_prices( [[20,30,40],[40,30,20],[30,30,30]], 90)</text:p>
      <text:p text:style-name="P16"/>
      <text:p text:style-name="P18">* ב. <text:span text:style-name="T26">כתבו קוד בפייתון, </text:span>הבודק האם קיימת חלוקה ללא-קנאה, שבה כל הדיירים משלמים מחיר <text:span text:style-name="T27">גדול </text:span><text:span text:style-name="T28">ממש </text:span><text:span text:style-name="T24">מ</text:span>אפס. אם כן, הקוד מדפיס חלוקה אחת כזאת. <text:span text:style-name="T25">הסבירו, בדקו והדגימו את תשובתכם.</text:span></text:p>
      <text:p text:style-name="P16"/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avid" svg:font-family="David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1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1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1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1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1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1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1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1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text-position="0% 100%" style:language-complex="he" style:country-complex="IL"/>
    </style:style>
    <style:style style:name="ListLabel_20_2" style:display-name="ListLabel 2" style:family="text">
      <style:text-properties fo:font-size="8pt" style:font-size-asian="8pt" style:font-name-complex="Courier New1" style:font-family-complex="'Courier New'" style:font-family-generic-complex="system" style:font-pitch-complex="variable" style:font-size-complex="8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loext:num-list-format="%1%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loext:num-list-format="%2%◦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loext:num-list-format="%3%▪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loext:num-list-format="%4%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loext:num-list-format="%5%◦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loext:num-list-format="%6%▪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loext:num-list-format="%7%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loext:num-list-format="%8%◦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loext:num-list-format="%9%▪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5-04T18:30:24.384949700</dc:date>
    <meta:editing-duration>P11DT20H45M49S</meta:editing-duration>
    <meta:editing-cycles>1401</meta:editing-cycles>
    <meta:document-statistic meta:table-count="0" meta:image-count="0" meta:object-count="0" meta:page-count="1" meta:paragraph-count="16" meta:word-count="200" meta:character-count="1202" meta:non-whitespace-character-count="1012"/>
  </office:meta>
</office:document-meta>
</file>